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9D000001AE4A657F8E14A39F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" style:font-pitch="fixe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/>
      <style:text-properties style:font-name="JetBrainsMono Nerd Font"/>
    </style:style>
    <style:style style:name="P3" style:family="paragraph" style:parent-style-name="Standard">
      <style:paragraph-properties fo:margin-top="0in" fo:margin-bottom="0in" style:contextual-spacing="false"/>
      <style:text-properties style:font-name="JetBrainsMono Nerd Font" officeooo:paragraph-rsid="000ae33b"/>
    </style:style>
    <style:style style:name="P4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5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P7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1.9689in"/>
          <style:tab-stop style:position="6.6937in" style:type="right"/>
        </style:tab-stops>
      </style:paragraph-properties>
    </style:style>
    <style:style style:name="P9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10" style:family="paragraph" style:parent-style-name="Standard" style:list-style-name="">
      <style:paragraph-properties fo:margin-top="0in" fo:margin-bottom="0in" style:contextual-spacing="false" fo:line-height="100%"/>
    </style:style>
    <style:style style:name="P11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12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13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style:font-size-asian="12pt" style:font-size-complex="12pt"/>
    </style:style>
    <style:style style:name="P14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officeooo:paragraph-rsid="000ae33b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/>
    </style:style>
    <style:style style:name="P16" style:family="paragraph" style:parent-style-name="Standard">
      <style:paragraph-properties fo:margin-top="0in" fo:margin-bottom="0in" style:contextual-spacing="false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0ae33b"/>
    </style:style>
    <style:style style:name="P18" style:family="paragraph" style:parent-style-name="Standard">
      <style:paragraph-properties fo:margin-top="0in" fo:margin-bottom="0in" style:contextual-spacing="false"/>
      <style:text-properties style:font-name="JetBrainsMono Nerd Font" officeooo:rsid="000a20ca" style:font-name-complex="Arial1"/>
    </style:style>
    <style:style style:name="P19" style:family="paragraph" style:parent-style-name="Standard">
      <style:paragraph-properties fo:margin-top="0in" fo:margin-bottom="0in" style:contextual-spacing="false"/>
      <style:text-properties style:font-name="JetBrainsMono Nerd Font" officeooo:rsid="000a20ca" officeooo:paragraph-rsid="00104f67" style:font-name-complex="Arial1"/>
    </style:style>
    <style:style style:name="P20" style:family="paragraph" style:parent-style-name="Standard">
      <style:paragraph-properties fo:margin-top="0in" fo:margin-bottom="0in" style:contextual-spacing="false"/>
      <style:text-properties style:font-name="JetBrainsMono Nerd Font" officeooo:paragraph-rsid="00104f67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104f67"/>
    </style:style>
    <style:style style:name="P22" style:family="paragraph" style:parent-style-name="Standard">
      <style:paragraph-properties fo:margin-top="0in" fo:margin-bottom="0in" style:contextual-spacing="false" fo:break-before="page"/>
      <style:text-properties officeooo:paragraph-rsid="00104f67"/>
    </style:style>
    <style:style style:name="P23" style:family="paragraph" style:parent-style-name="Standard">
      <style:paragraph-properties fo:margin-top="0in" fo:margin-bottom="0in" style:contextual-spacing="false"/>
      <style:text-properties officeooo:rsid="00123e44" officeooo:paragraph-rsid="00123e44"/>
    </style:style>
    <style:style style:name="P24" style:family="paragraph" style:parent-style-name="Text_20_body" style:master-page-name="First_20_Page">
      <style:paragraph-properties style:page-number="auto"/>
      <style:text-properties officeooo:rsid="000a20ca" officeooo:paragraph-rsid="000a20ca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2pt" fo:font-weight="bold" style:font-size-asian="12pt" style:font-weight-asian="bold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officeooo:rsid="000a20ca" style:font-name-complex="Arial1"/>
    </style:style>
    <style:style style:name="T9" style:family="text">
      <style:text-properties officeooo:rsid="000a20ca" style:font-name-complex="Arial1"/>
    </style:style>
    <style:style style:name="T10" style:family="text">
      <style:text-properties officeooo:rsid="00104f67" style:font-name-complex="Arial1"/>
    </style:style>
    <style:style style:name="T11" style:family="text">
      <style:text-properties officeooo:rsid="0010d62f" style:font-name-complex="Arial1"/>
    </style:style>
    <style:style style:name="T12" style:family="text">
      <style:text-properties fo:color="#c9211e" loext:opacity="100%" officeooo:rsid="000a20ca" style:font-name-complex="Arial1"/>
    </style:style>
    <style:style style:name="T13" style:family="text">
      <style:text-properties fo:color="#c9211e" loext:opacity="100%" officeooo:rsid="00104f67" style:font-name-complex="Arial1"/>
    </style:style>
    <style:style style:name="T14" style:family="text">
      <style:text-properties fo:color="#c9211e" loext:opacity="100%" officeooo:rsid="0010d62f" style:font-name-complex="Arial1"/>
    </style:style>
    <style:style style:name="T15" style:family="text">
      <style:text-properties fo:color="#c9211e" loext:opacity="100%" style:font-name="JetBrainsMono Nerd Font" officeooo:rsid="000a20ca" style:font-name-complex="Arial1"/>
    </style:style>
    <style:style style:name="T16" style:family="text">
      <style:text-properties fo:color="#c9211e" loext:opacity="100%" style:font-name="JetBrainsMono Nerd Font" officeooo:rsid="000a20ca"/>
    </style:style>
    <style:style style:name="T17" style:family="text">
      <style:text-properties fo:color="#c9211e" loext:opacity="100%" style:font-name="JetBrainsMono Nerd Font" officeooo:rsid="0010d62f"/>
    </style:style>
    <style:style style:name="T18" style:family="text">
      <style:text-properties style:font-name="JetBrainsMono Nerd Font"/>
    </style:style>
    <style:style style:name="T19" style:family="text">
      <style:text-properties style:font-name="JetBrainsMono Nerd Font" officeooo:rsid="000a20ca" style:font-name-complex="Arial1"/>
    </style:style>
    <style:style style:name="T20" style:family="text">
      <style:text-properties style:font-name="JetBrainsMono Nerd Font" style:text-underline-style="solid" style:text-underline-width="auto" style:text-underline-color="font-color" fo:font-weight="bold" officeooo:rsid="000a20ca" style:font-weight-asian="bold" style:font-name-complex="Arial1"/>
    </style:style>
    <style:style style:name="T21" style:family="text">
      <style:text-properties style:font-name="JetBrainsMono Nerd Font" officeooo:rsid="000a20ca"/>
    </style:style>
    <style:style style:name="T22" style:family="text">
      <style:text-properties style:font-name="JetBrainsMono Nerd Font" officeooo:rsid="0010d62f"/>
    </style:style>
    <style:style style:name="T23" style:family="text">
      <style:text-properties officeooo:rsid="00104f67"/>
    </style:style>
    <style:style style:name="T24" style:family="text">
      <style:text-properties officeooo:rsid="0010d62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25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1.0402in" fo:min-width="2.9673in" fo:padding-top="0.1in" fo:padding-bottom="0.1in" fo:padding-left="0.1in" fo:padding-right="0.1in" fo:wrap-option="wrap" loext:decorative="false" fo:margin-left="0.1252in" fo:margin-right="0.1244in" fo:margin-top="0in" fo:margin-bottom="0.0008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h text:style-name="P13" text:outline-level="1" loext:marker-style-name="T4"/>
      <text:p text:style-name="P15" loext:marker-style-name="T6"><text:span text:style-name="T6">Aufgabe1:</text:span><text:span text:style-name="T6"/></text:p>
      <text:p text:style-name="P16" loext:marker-style-name="T7"/>
      <text:p text:style-name="P15" loext:marker-style-name="T7"><text:span text:style-name="T7">Ihrem Unternehmen steht das Netz 2001:db8:cafe::/48 zur Verfügung. Unterteilen Sie den IP-Bereich so, dass allen 8 Niederlassungen die gleiche Netzgröße zur Verfügung steht.</text:span><text:span text:style-name="T7"/></text:p>
      <text:h text:style-name="P14" text:outline-level="1" loext:marker-style-name="T4"/>
      <text:h text:style-name="P13" text:outline-level="1" loext:marker-style-name="T4"/>
      <text:p text:style-name="P17" loext:marker-style-name="T6"><text:span text:style-name="T6">Aufgabe2:</text:span></text:p>
      <text:p text:style-name="P16" loext:marker-style-name="T7"/>
      <text:p text:style-name="P15" loext:marker-style-name="T7"><text:span text:style-name="T7">Vom Provider habe Sie das Netz 2001:db8:cafe:5C00::/54 erhalten. Unterteilen Sie den IP-Bereich so, dass allen 4 Niederlassungen die gleiche Netzgröße zur Verfügung steht.</text:span></text:p>
      <text:p text:style-name="P15" loext:marker-style-name="T7"><text:span text:style-name="T8"/></text:p>
      <text:p text:style-name="P18">4 Netze → 2 Bits → 2² = 4 → Die neue Präfix-Länge ist /56</text:p>
      <text:p text:style-name="P2"/>
      <text:p text:style-name="P18">2001:db8:cafe:5c00::</text:p>
      <text:p text:style-name="P18">&lt;-- <text:s/>52 Bit <text:s/>--&gt;</text:p>
      <text:p text:style-name="P2"/>
      <text:p text:style-name="P18">Block 4 Hex:<text:tab/> 5 <text:s text:c="3"/>c <text:s text:c="3"/>0 <text:s text:c="3"/>0</text:p>
      <text:p text:style-name="P2"><text:span text:style-name="T9">Block 4 Dual:<text:tab/>0101 11</text:span><text:span text:style-name="T12">00</text:span><text:span text:style-name="T9"> 0000 0000</text:span></text:p>
      <text:p text:style-name="P2"/>
      <text:p text:style-name="P3"><text:span text:style-name="T9">Bereich 1:<text:tab/><text:tab/>0101 11</text:span><text:span text:style-name="T12">00</text:span><text:span text:style-name="T9"> 0000 0000</text:span></text:p>
      <text:p text:style-name="P2"><text:span text:style-name="T9">Bereich 2:<text:tab/><text:tab/>0101 11</text:span><text:span text:style-name="T12">01</text:span><text:span text:style-name="T9"> 0000 0000</text:span></text:p>
      <text:p text:style-name="P2"><text:span text:style-name="T9">Bereich 3:<text:tab/><text:tab/>0101 11</text:span><text:span text:style-name="T12">10</text:span><text:span text:style-name="T9"> 0000 0000</text:span></text:p>
      <text:p text:style-name="P2"><text:span text:style-name="T9">Bereich 4:<text:tab/><text:tab/>0101 11</text:span><text:span text:style-name="T12">11</text:span><text:span text:style-name="T9"> 0000 0000</text:span></text:p>
      <text:p text:style-name="P2"/>
      <text:p text:style-name="P2"><text:span text:style-name="T9">Bereich 1:<text:tab/><text:tab/>2001:db8:cafe:5</text:span><text:span text:style-name="T12">c</text:span><text:span text:style-name="T9">00::/56</text:span></text:p>
      <text:p text:style-name="P2"><text:span text:style-name="T9">Bereich 2:<text:tab/><text:tab/>2001:db8:cafe:5</text:span><text:span text:style-name="T12">d</text:span><text:span text:style-name="T9">00::/56</text:span></text:p>
      <text:p text:style-name="P2"><text:span text:style-name="T9">Bereich 3:<text:tab/><text:tab/>2001:db8:cafe:5</text:span><text:span text:style-name="T12">e</text:span><text:span text:style-name="T9">00::/56</text:span></text:p>
      <text:p text:style-name="P21"><text:span text:style-name="T19">Bereich 4:<text:tab/><text:tab/>2001:db8:cafe:5</text:span><text:span text:style-name="T15">f</text:span><text:span text:style-name="T19">00::/56</text:span></text:p>
      <text:p text:style-name="P21"><text:span text:style-name="T20"/></text:p>
      <text:p text:style-name="P22"><text:soft-page-break/><text:span text:style-name="T6">Aufgabe3:</text:span></text:p>
      <text:p text:style-name="P16" loext:marker-style-name="T7"/>
      <text:p text:style-name="P15" loext:marker-style-name="T7"><text:span text:style-name="T7">Das Headquarter Europe hat Ihnen für die 4 Niederlassungen in Deutschland das Netz 2001:db8:cafe:A0::/60 zur Verfügung gestellt. Geben Sie für jede Niederlassung den Präfix und die Präfixlänge an. Wie viele Netze können in jeder Niederlassung gebildet werden?</text:span><text:span text:style-name="T7"/></text:p>
      <text:p text:style-name="P16" loext:marker-style-name="T7"/>
      <text:p text:style-name="P19">4 Netze → 2 Bits → 2² = 4 → Die neue Präfix-Länge ist /<text:span text:style-name="T24">64</text:span></text:p>
      <text:p text:style-name="P20"/>
      <text:p text:style-name="P19">2001:db8:cafe:<text:span text:style-name="T23">A0::</text:span></text:p>
      <text:p text:style-name="P19">&lt;-- <text:s/><text:span text:style-name="T23">60</text:span> Bit <text:s/>--&gt;</text:p>
      <text:p text:style-name="P20"/>
      <text:p text:style-name="P19">Block 4 Hex:<text:tab/> <text:span text:style-name="T23">0</text:span> <text:s text:c="3"/><text:span text:style-name="T23">0</text:span> <text:s text:c="3"/><text:span text:style-name="T23">A</text:span> <text:s text:c="3"/>0</text:p>
      <text:p text:style-name="P20"><text:span text:style-name="T9">Block 4 Dual:<text:tab/>0</text:span><text:span text:style-name="T10">000</text:span><text:span text:style-name="T9"> </text:span><text:span text:style-name="T10">0000</text:span><text:span text:style-name="T9"> </text:span><text:span text:style-name="T10">1</text:span><text:span text:style-name="T9">0</text:span><text:span text:style-name="T10">1</text:span><text:span text:style-name="T9">0 </text:span><text:span text:style-name="T12">00</text:span><text:span text:style-name="T9">00</text:span></text:p>
      <text:p text:style-name="P20"/>
      <text:p text:style-name="P20"><text:span text:style-name="T9">Bereich 1:<text:tab/><text:tab/>0</text:span><text:span text:style-name="T10">000</text:span><text:span text:style-name="T9"> </text:span><text:span text:style-name="T10">0000</text:span><text:span text:style-name="T9"> </text:span><text:span text:style-name="T10">1</text:span><text:span text:style-name="T9">0</text:span><text:span text:style-name="T10">1</text:span><text:span text:style-name="T9">0 </text:span><text:span text:style-name="T12">00</text:span><text:span text:style-name="T9">00</text:span></text:p>
      <text:p text:style-name="P20"><text:span text:style-name="T9">Bereich 2:<text:tab/><text:tab/></text:span><text:span text:style-name="T10">0000</text:span><text:span text:style-name="T9"> </text:span><text:span text:style-name="T10">0000</text:span><text:span text:style-name="T9"> </text:span><text:span text:style-name="T10">1</text:span><text:span text:style-name="T9">0</text:span><text:span text:style-name="T10">1</text:span><text:span text:style-name="T9">0 </text:span><text:span text:style-name="T12">0</text:span><text:span text:style-name="T13">1</text:span><text:span text:style-name="T9">00</text:span></text:p>
      <text:p text:style-name="P20"><text:span text:style-name="T9">Bereich 3:<text:tab/><text:tab/></text:span><text:span text:style-name="T10">0000</text:span><text:span text:style-name="T9"> </text:span><text:span text:style-name="T10">0000</text:span><text:span text:style-name="T9"> </text:span><text:span text:style-name="T10">1</text:span><text:span text:style-name="T9">0</text:span><text:span text:style-name="T10">1</text:span><text:span text:style-name="T9">0 </text:span><text:span text:style-name="T13">10</text:span><text:span text:style-name="T9">00</text:span></text:p>
      <text:p text:style-name="P20"><text:span text:style-name="T9">Bereich 4:<text:tab/><text:tab/></text:span><text:span text:style-name="T10">0000</text:span><text:span text:style-name="T9"> </text:span><text:span text:style-name="T10">0000</text:span><text:span text:style-name="T9"> </text:span><text:span text:style-name="T10">1</text:span><text:span text:style-name="T9">0</text:span><text:span text:style-name="T10">1</text:span><text:span text:style-name="T9">0 </text:span><text:span text:style-name="T13">11</text:span><text:span text:style-name="T9">00</text:span></text:p>
      <text:p text:style-name="P20"/>
      <text:p text:style-name="P20"><text:span text:style-name="T9">Bereich 1:<text:tab/><text:tab/>2001:db8:cafe:</text:span><text:span text:style-name="T11">A</text:span><text:span text:style-name="T14">0</text:span><text:span text:style-name="T9">::/</text:span><text:span text:style-name="T11">64</text:span></text:p>
      <text:p text:style-name="P20"><text:span text:style-name="T9">Bereich 2:<text:tab/><text:tab/>2001:db8:cafe:</text:span><text:span text:style-name="T11">A</text:span><text:span text:style-name="T14">4</text:span><text:span text:style-name="T9">::/</text:span><text:span text:style-name="T11">64</text:span></text:p>
      <text:p text:style-name="P20"><text:span text:style-name="T9">Bereich 3:<text:tab/><text:tab/>2001:db8:cafe:</text:span><text:span text:style-name="T11">A</text:span><text:span text:style-name="T14">8</text:span><text:span text:style-name="T9">::/</text:span><text:span text:style-name="T11">64</text:span></text:p>
      <text:p text:style-name="P21"><text:span text:style-name="T21">Bereich 4:<text:tab/><text:tab/>2001:db8:cafe:</text:span><text:span text:style-name="T22">A</text:span><text:span text:style-name="T17">c</text:span><text:span text:style-name="T21">::/</text:span><text:span text:style-name="T22">64</text:span></text:p>
      <text:p text:style-name="P21"><text:span text:style-name="T22"/></text:p>
      <text:p text:style-name="P23"><text:span text:style-name="T22">2⁶⁴ </text:span><text:span text:style-name="T18">Netze pro Niederlassung</text:span></text:p>
      <text:p text:style-name="P16" loext:marker-style-name="T7"/>
      <text:p text:style-name="P16" loext:marker-style-name="T7"/>
      <text:p text:style-name="P15" loext:marker-style-name="T6"><text:span text:style-name="T6">Aufgabe4:</text:span><text:span text:style-name="T6"/></text:p>
      <text:p text:style-name="P16" loext:marker-style-name="T7"/>
      <text:p text:style-name="P15" loext:marker-style-name="T7"><text:bookmark text:name="_GoBack"/><text:span text:style-name="T7">Ihrem Unternehmen steht das Netz 2001:db8:cafe:A800::/53 zur Verfügung. Unterteilen Sie den IP-Bereich so, dass allen 16 Niederlassungen die gleiche Netzgröße zur Verfügung steh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" style:font-pitch="fixe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Nimbus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ntarell" style:font-size-asian="11pt" style:language-asian="de" style:country-asian="DE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_20__28_WW_29_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Überschrift_20_1_20_Zchn" style:display-name="Überschrift 1 Zchn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ntarell" style:font-family-asian="Cantarell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ntarell" style:font-family-asian="Cantarell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FreeSerif" style:font-family-complex="FreeSeri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ntarell" style:font-family-asian="Cantarell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404040" loext:opacity="100%" style:font-name="Cambria" fo:font-family="Cambria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4f81bd" loext:opacity="100%" style:font-name="Cambria" fo:font-family="Cambria" style:font-family-generic="roman" style:font-pitch="variable" fo:font-size="10pt" style:font-name-asian="Cantarell" style:font-family-asian="Cantarell" style:font-family-generic-asian="system" style:font-pitch-asian="variable" style:font-size-asian="10pt" style:font-name-complex="FreeSerif" style:font-family-complex="FreeSeri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Cantarell" style:font-family-asian="Cantarell" style:font-family-generic-asian="system" style:font-pitch-asian="variable" style:font-size-asian="10pt" style:font-style-asian="italic" style:font-name-complex="FreeSerif" style:font-family-complex="FreeSeri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ntarell" style:font-family-asian="Cantarell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Untertitel_20_Zchn" style:display-name="Untertitel Zchn" style:family="text" style:parent-style-name="Default_20_Paragraph_20_Font_20__28_WW_29_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Cantarell" style:font-family-asian="Cantarell" style:font-family-generic-asian="system" style:font-pitch-asian="variable" style:font-size-asian="12pt" style:font-style-asian="italic" style:font-name-complex="FreeSerif" style:font-family-complex="FreeSeri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Textkörper_20_Zchn" style:display-name="Textkörper Zchn" style:family="text" style:parent-style-name="Default_20_Paragraph_20_Font_20__28_WW_29_">
      <style:text-properties style:font-name="Arial" fo:font-family="Arial" style:font-family-generic="roman" style:font-pitch="variable" fo:language="de" fo:country="DE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9689in"/>
          <style:tab-stop style:position="6.6937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4" style:family="paragraph" style:parent-style-name="Footer">
      <style:paragraph-properties fo:margin-top="0in" fo:margin-bottom="0in" style:contextual-spacing="false" fo:line-height="100%">
        <style:tab-stops>
          <style:tab-stop style:position="2.9898in"/>
          <style:tab-stop style:position="3.3472in" style:type="center"/>
          <style:tab-stop style:position="6.6937in" style:type="right"/>
        </style:tab-stops>
      </style:paragraph-properties>
    </style:style>
    <style:style style:name="MP5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6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7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8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9" style:family="paragraph" style:parent-style-name="Standard" style:list-style-name="">
      <style:paragraph-properties fo:margin-top="0in" fo:margin-bottom="0in" style:contextual-spacing="false" fo:line-height="100%"/>
    </style:style>
    <style:style style:name="MP10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</style:style>
    <style:style style:name="MP11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MT1" style:family="text">
      <style:text-properties style:font-name="Calibri"/>
    </style:style>
    <style:style style:name="MT2" style:family="text">
      <style:text-properties style:font-name="Calibri" fo:font-size="10pt" style:font-size-asian="10pt" style:font-size-complex="10pt"/>
    </style:style>
    <style:style style:name="MT3" style:family="text">
      <style:text-properties style:font-name="Calibri" fo:font-size="12pt" fo:font-weight="bold" style:font-size-asian="12pt" style:font-weight-asian="bold" style:font-size-complex="12pt"/>
    </style:style>
    <style:style style:name="MT4" style:family="text">
      <style:text-properties fo:font-weight="bold" style:font-weight-asian="bold"/>
    </style:style>
    <style:style style:name="MT5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1346in" fo:margin-right="0.1457in" fo:margin-top="39.1425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1.0402in" fo:min-width="2.9673in" fo:padding-top="0.1in" fo:padding-bottom="0.1in" fo:padding-left="0.1in" fo:padding-right="0.1in" fo:wrap-option="wrap" loext:decorative="false" fo:margin-left="0.1252in" fo:margin-right="0.1244in" fo:margin-top="0in" fo:margin-bottom="0.0008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.0126in" fo:margin-right="0.0063in" fo:margin-top="0.0146in" fo:margin-bottom="0.006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898in" fo:margin-bottom="0.0634in" fo:margin-left="0.9846in" fo:margin-right="0.5866in" style:writing-mode="lr-tb" style:layout-grid-color="#c0c0c0" style:layout-grid-lines="27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3307in" fo:margin-left="0in" fo:margin-right="0in" fo:margin-top="0.290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line text:anchor-type="char" draw:z-index="5" draw:name="Line 3" draw:style-name="Mgr1" draw:text-style-name="MP2" svg:x1="-0.4957in" svg:y1="0.2126in" svg:x2="6.9417in" svg:y2="0.213in"><text:p/></draw:line><text:span text:style-name="MT1">ITA 03<text:tab/>Fach: Datenbanken<text:tab/>Thema: Entwicklung der drei Normalformen</text:span><text:span text:style-name="MT1"/></text:p>
      </style:header>
      <style:footer>
        <text:p text:style-name="MP3" loext:marker-style-name="MT2"><draw:line text:anchor-type="char" draw:z-index="2" draw:name="Line 1" draw:style-name="Mgr1" draw:text-style-name="MP2" svg:x1="-0.5098in" svg:y1="0.0583in" svg:x2="6.9276in" svg:y2="0.0587in"><text:p/></draw:line></text:p>
        <text:p text:style-name="MP4" loext:marker-style-name="MT1"><text:file-name text:display="name-and-extension">IPv6 Subnetting Übungsaufgaben.odt</text:file-name><text:span text:style-name="MT1"><text:tab/>Seite <text:s/></text:span><text:span text:style-name="MT1"><text:page-number text:select-page="current">3</text:page-number></text:span><text:span text:style-name="MT1"><text:s text:c="2"/>von </text:span><text:span text:style-name="MT1"><text:page-count>3</text:page-count></text:span><text:span text:style-name="MT1"><text:tab/></text:span><text:author-name text:fixed="true">Rogall, Thomas</text:author-name></text:p>
        <text:p text:style-name="MP5" loext:marker-style-name="MT2"/>
      </style:footer>
    </style:master-page>
    <style:master-page style:name="First_20_Page" style:display-name="First Page" style:page-layout-name="Mpm1" draw:style-name="Mdp1" style:next-style-name="Standard">
      <style:header>
        <text:h text:style-name="MP6" text:outline-level="1" loext:marker-style-name="MT3"><draw:custom-shape text:anchor-type="char" draw:z-index="0" draw:name="Text Box 5" draw:style-name="Mgr2" draw:text-style-name="MP2" svg:width="3.1669in" svg:height="1.2398in" svg:x="3.8484in" svg:y="-0.1035in"><text:p text:style-name="Frame_20_contents"><draw:frame draw:style-name="Mfr1" draw:name="Bild 7" text:anchor-type="as-char" svg:width="2.9528in" svg:height="1.0799in" draw:z-index="7"><draw:image xlink:href="Pictures/100000000000049D000001AE4A657F8E14A39F03.jpg" xlink:type="simple" xlink:show="embed" xlink:actuate="onLoad" draw:mime-type="image/jpeg"/><svg:desc>Logo_BKH_rgb_max.jpg</svg:desc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Fach: BSN / ITN</text:span><text:span text:style-name="MT3"/></text:h>
        <text:h text:style-name="MP7" text:outline-level="1" loext:marker-style-name="MT3"/>
        <text:p text:style-name="Text_20_body" loext:marker-style-name="MT4"><text:span text:style-name="MT3">Thema: IPv6 </text:span><text:span text:style-name="MT4">Subnetting</text:span></text:p>
        <text:h text:style-name="MP8" text:outline-level="1" loext:marker-style-name="MT3"/>
        <text:h text:style-name="MP8" text:outline-level="1" loext:marker-style-name="MT3"/>
        <text:h text:style-name="MP9" text:outline-level="1" loext:marker-style-name="MT5"><draw:line text:anchor-type="char" draw:z-index="3" draw:name="Line 4" draw:style-name="Mgr3" draw:text-style-name="MP2" svg:x1="0.002in" svg:y1="0.1917in" svg:x2="6.9413in" svg:y2="0.1921in"><text:p/></draw:line><text:span text:style-name="MT5">Datum:</text:span><text:span text:style-name="MT5"/></text:h>
      </style:header>
      <style:footer>
        <text:p text:style-name="MP10"><text:span text:style-name="MT1"><text:tab/>Seite </text:span><text:span text:style-name="MT1"><text:page-number text:select-page="current">1</text:page-number></text:span><text:span text:style-name="MT1"><text:s/>von </text:span><text:span text:style-name="MT1"><text:page-count>3</text:page-count></text:span></text:p>
        <text:p text:style-name="MP1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21</meta:editing-cycles>
    <meta:print-date>2015-05-13T09:22:00</meta:print-date>
    <meta:creation-date>2015-05-12T10:08:00</meta:creation-date>
    <dc:date>2023-10-26T13:23:43.375401531</dc:date>
    <meta:editing-duration>PT7M30S</meta:editing-duration>
    <meta:generator>LibreOffice/7.6.2.1$Linux_X86_64 LibreOffice_project/60$Build-1</meta:generator>
    <meta:document-statistic meta:table-count="0" meta:image-count="1" meta:object-count="0" meta:page-count="3" meta:paragraph-count="42" meta:word-count="290" meta:character-count="1862" meta:non-whitespace-character-count="1576"/>
    <meta:user-defined meta:name="AppVersion">14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.dotm" xlink:href=""/>
  </office:meta>
</office:document-meta>
</file>